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fo:font-weight="bold" officeooo:rsid="000c0ef3" officeooo:paragraph-rsid="000c0ef3" style:font-weight-asian="bold" style:font-weight-complex="bold"/>
    </style:style>
    <style:style style:name="P2" style:family="paragraph" style:parent-style-name="Standard">
      <style:text-properties style:font-name="calibri" style:text-underline-style="none" fo:font-weight="bold" officeooo:rsid="000c0ef3" officeooo:paragraph-rsid="000c0ef3" style:font-weight-asian="bold" style:font-weight-complex="bold"/>
    </style:style>
    <style:style style:name="P3" style:family="paragraph" style:parent-style-name="Standard">
      <style:text-properties style:font-name="calibri" style:text-underline-style="none" fo:font-weight="bold" officeooo:rsid="000db1b9" officeooo:paragraph-rsid="000db1b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e<text:span text:style-name="T1"> Part 1</text:span></text:p>
      <text:p text:style-name="P2"><text:span text:style-name="T1"/></text:p>
      <text:p text:style-name="P3"><text:span text:style-name="T1">Sequence of precise, concise instructions</text:span></text:p>
      <text:p text:style-name="P3"><text:span text:style-name="T1">Guides computer to solve specific problem in finite amount of 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4:16:33.674538909</meta:creation-date>
    <meta:generator>LibreOffice/6.1.5.2$Linux_X86_64 LibreOffice_project/10$Build-2</meta:generator>
    <dc:date>2021-02-03T14:18:29.793928004</dc:date>
    <meta:editing-duration>PT1M56S</meta:editing-duration>
    <meta:editing-cycles>2</meta:editing-cycles>
    <meta:document-statistic meta:table-count="0" meta:image-count="0" meta:object-count="0" meta:page-count="1" meta:paragraph-count="3" meta:word-count="19" meta:character-count="124" meta:non-whitespace-character-count="108"/>
  </office:meta>
</office:document-meta>
</file>